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2">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3">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4">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5">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6">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7">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8">
      <text:list-level-style-number text:level="1" style:num-suffix="." style:num-format="1">
        <style:list-level-properties text:space-before="0.25in" text:min-label-width="0.25in"/>
      </text:list-level-style-number>
      <text:list-level-style-bullet text:level="2" text:style-name="WW_CharLFO8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bullet text:level="1" text:style-name="WW_CharLFO9LVL1" text:bullet-char="">
        <style:list-level-properties text:space-before="0.5in" text:min-label-width="0.25in"/>
        <style:text-properties style:font-name="Symbol"/>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style>
    <style:style style:name="P2" style:parent-style-name="NoSpacing" style:family="paragraph">
      <style:text-properties fo:background-color="#FFFFFF"/>
    </style:style>
    <style:style style:name="T3" style:parent-style-name="DefaultParagraphFont" style:family="text">
      <style:text-properties fo:language="en" fo:country="GB" style:language-asian="en" style:country-asian="GB"/>
    </style:style>
    <style:style style:name="P4" style:parent-style-name="Normal" style:family="paragraph">
      <style:paragraph-properties fo:text-align="center" style:vertical-align="auto" fo:margin-bottom="0.0416in" fo:line-height="90%"/>
    </style:style>
    <style:style style:name="T5" style:parent-style-name="DefaultParagraphFont" style:family="text">
      <style:text-properties fo:color="#FFFFFF" style:letter-kerning="true" fo:font-size="6.5pt" style:font-size-asian="6.5pt" style:font-size-complex="6.5pt" fo:language="en" fo:country="GB"/>
    </style:style>
    <style:style style:name="T6" style:parent-style-name="DefaultParagraphFont" style:family="text">
      <style:text-properties fo:color="#FFFFFF" style:letter-kerning="true" fo:font-size="6.5pt" style:font-size-asian="6.5pt" style:font-size-complex="6.5pt" fo:language="en" fo:country="GB"/>
    </style:style>
    <style:style style:name="P7" style:parent-style-name="Normal" style:family="paragraph">
      <style:paragraph-properties style:vertical-align="auto" fo:margin-bottom="0.0138in" fo:line-height="90%"/>
    </style:style>
    <style:style style:name="T8" style:parent-style-name="DefaultParagraphFont" style:family="text">
      <style:text-properties fo:color="#000000" style:letter-kerning="true" fo:font-size="5.5pt" style:font-size-asian="5.5pt" style:font-size-complex="5.5pt" fo:language="en" fo:country="GB"/>
    </style:style>
    <style:style style:name="P9" style:parent-style-name="Normal" style:family="paragraph">
      <style:paragraph-properties style:vertical-align="auto" fo:margin-bottom="0.0138in" fo:line-height="90%"/>
    </style:style>
    <style:style style:name="T10" style:parent-style-name="DefaultParagraphFont" style:family="text">
      <style:text-properties fo:color="#000000" style:letter-kerning="true" fo:font-size="5.5pt" style:font-size-asian="5.5pt" style:font-size-complex="5.5pt" fo:language="en" fo:country="GB"/>
    </style:style>
    <style:style style:name="P11" style:parent-style-name="Normal" style:family="paragraph">
      <style:paragraph-properties style:vertical-align="auto" fo:margin-bottom="0.0138in" fo:line-height="90%"/>
    </style:style>
    <style:style style:name="T12" style:parent-style-name="DefaultParagraphFont" style:family="text">
      <style:text-properties fo:color="#000000" style:letter-kerning="true" fo:font-size="5.5pt" style:font-size-asian="5.5pt" style:font-size-complex="5.5pt" fo:language="en" fo:country="GB"/>
    </style:style>
    <style:style style:name="T13" style:parent-style-name="DefaultParagraphFont" style:family="text">
      <style:text-properties fo:color="#000000" style:letter-kerning="true" fo:font-size="5.5pt" style:font-size-asian="5.5pt" style:font-size-complex="5.5pt" fo:language="en" fo:country="GB"/>
    </style:style>
    <style:style style:name="P14" style:parent-style-name="Normal" style:family="paragraph">
      <style:paragraph-properties fo:text-align="center" style:vertical-align="auto" fo:margin-bottom="0.0416in" fo:line-height="90%"/>
      <style:text-properties fo:color="#FFFFFF" style:letter-kerning="true" fo:font-size="6.5pt" style:font-size-asian="6.5pt" style:font-size-complex="6.5pt" fo:language="en" fo:country="GB"/>
    </style:style>
    <style:style style:name="P15" style:parent-style-name="Normal" style:family="paragraph">
      <style:paragraph-properties style:vertical-align="auto" fo:margin-bottom="0.0138in" fo:line-height="90%"/>
      <style:text-properties fo:color="#000000" fo:font-size="18pt" style:font-size-asian="18pt" style:font-size-complex="18pt"/>
    </style:style>
    <style:style style:name="P16" style:parent-style-name="Normal" style:family="paragraph">
      <style:paragraph-properties style:vertical-align="auto" fo:margin-bottom="0.0138in" fo:line-height="90%"/>
      <style:text-properties fo:color="#000000" fo:font-size="18pt" style:font-size-asian="18pt" style:font-size-complex="18pt"/>
    </style:style>
    <style:style style:name="P17" style:parent-style-name="Normal" style:family="paragraph">
      <style:paragraph-properties style:vertical-align="auto" fo:margin-bottom="0.0138in" fo:line-height="90%"/>
      <style:text-properties fo:color="#000000" fo:font-size="18pt" style:font-size-asian="18pt" style:font-size-complex="18pt"/>
    </style:style>
    <style:style style:name="P18" style:parent-style-name="Normal" style:family="paragraph">
      <style:paragraph-properties fo:text-align="center" style:vertical-align="auto" fo:margin-bottom="0.0416in" fo:line-height="90%"/>
      <style:text-properties fo:color="#000000" fo:font-size="18pt" style:font-size-asian="18pt" style:font-size-complex="18pt"/>
    </style:style>
    <style:style style:name="P19" style:parent-style-name="Normal" style:family="paragraph">
      <style:paragraph-properties style:vertical-align="auto" fo:margin-bottom="0.0138in" fo:line-height="90%"/>
      <style:text-properties fo:color="#000000" fo:font-size="18pt" style:font-size-asian="18pt" style:font-size-complex="18pt"/>
    </style:style>
    <style:style style:name="P20" style:parent-style-name="Normal" style:family="paragraph">
      <style:paragraph-properties style:vertical-align="auto" fo:margin-bottom="0.0138in" fo:line-height="90%"/>
      <style:text-properties fo:color="#000000" fo:font-size="18pt" style:font-size-asian="18pt" style:font-size-complex="18pt"/>
    </style:style>
    <style:style style:name="P21" style:parent-style-name="NoSpacing" style:family="paragraph">
      <style:text-properties fo:font-weight="bold" style:font-weight-asian="bold" fo:language="en" fo:country="GB" style:language-asian="en" style:country-asian="GB"/>
    </style:style>
    <style:style style:name="P22" style:parent-style-name="NoSpacing" style:family="paragraph">
      <style:text-properties fo:language="en" fo:country="GB" style:language-asian="en" style:country-asian="GB"/>
    </style:style>
    <style:style style:name="P23" style:parent-style-name="NoSpacing" style:family="paragraph">
      <style:text-properties fo:language="en" fo:country="GB" style:language-asian="en" style:country-asian="GB"/>
    </style:style>
    <style:style style:name="P24" style:parent-style-name="NoSpacing" style:family="paragraph">
      <style:text-properties fo:language="en" fo:country="GB" style:language-asian="en" style:country-asian="GB"/>
    </style:style>
    <style:style style:name="P25" style:parent-style-name="NoSpacing" style:family="paragraph">
      <style:text-properties fo:language="en" fo:country="GB"/>
    </style:style>
    <style:style style:name="P26" style:parent-style-name="Normal" style:family="paragraph">
      <style:text-properties fo:font-weight="bold" style:font-weight-asian="bold"/>
    </style:style>
    <style:style style:name="T27" style:parent-style-name="Strong" style:family="text">
      <style:text-properties fo:font-weight="normal" style:font-weight-asian="normal" style:font-weight-complex="normal" fo:background-color="#FFFFFF"/>
    </style:style>
    <style:style style:name="T28" style:parent-style-name="apple-converted-space" style:family="text">
      <style:text-properties fo:background-color="#FFFFFF"/>
    </style:style>
    <style:style style:name="T29" style:parent-style-name="DefaultParagraphFont" style:family="text">
      <style:text-properties fo:background-color="#FFFFFF"/>
    </style:style>
    <style:style style:name="P30" style:parent-style-name="NoSpacing" style:family="paragraph">
      <style:text-properties fo:background-color="#FFFFFF"/>
    </style:style>
    <style:style style:name="P31" style:parent-style-name="NoSpacing" style:family="paragraph">
      <style:text-properties fo:background-color="#FFFFFF"/>
    </style:style>
    <style:style style:name="P32" style:parent-style-name="NoSpacing" style:family="paragraph">
      <style:text-properties fo:background-color="#FFFFFF"/>
    </style:style>
    <style:style style:name="P33" style:parent-style-name="NoSpacing" style:family="paragraph">
      <style:text-properties fo:language="en" fo:country="GB" style:language-asian="en" style:country-asian="GB"/>
    </style:style>
    <style:style style:name="P34" style:parent-style-name="NoSpacing" style:family="paragraph"/>
    <style:style style:name="T35" style:parent-style-name="DefaultParagraphFont" style:family="text">
      <style:text-properties fo:background-color="#FFFFFF"/>
    </style:style>
    <style:style style:name="T36" style:parent-style-name="DefaultParagraphFont" style:family="text">
      <style:text-properties fo:background-color="#FFFFFF"/>
    </style:style>
    <style:style style:name="P37" style:parent-style-name="NoSpacing" style:family="paragraph">
      <style:text-properties fo:language="en" fo:country="GB" style:language-asian="en" style:country-asian="GB"/>
    </style:style>
    <style:style style:name="P38" style:parent-style-name="NoSpacing" style:family="paragraph"/>
    <style:style style:name="T39" style:parent-style-name="DefaultParagraphFont" style:family="text">
      <style:text-properties fo:background-color="#FFFFFF"/>
    </style:style>
    <style:style style:name="T40" style:parent-style-name="DefaultParagraphFont" style:family="text">
      <style:text-properties fo:background-color="#FFFFFF"/>
    </style:style>
    <style:style style:name="P41" style:parent-style-name="NoSpacing" style:family="paragraph">
      <style:text-properties fo:language="en" fo:country="GB" style:language-asian="en" style:country-asian="GB"/>
    </style:style>
    <style:style style:name="P42" style:parent-style-name="NoSpacing" style:family="paragraph"/>
    <style:style style:name="T43" style:parent-style-name="DefaultParagraphFont" style:family="text">
      <style:text-properties fo:background-color="#FFFFFF"/>
    </style:style>
    <style:style style:name="P44" style:parent-style-name="NoSpacing" style:family="paragraph">
      <style:text-properties fo:language="en" fo:country="GB" style:language-asian="en" style:country-asian="GB"/>
    </style:style>
    <style:style style:name="P45" style:parent-style-name="NoSpacing" style:family="paragraph"/>
    <style:style style:name="T46" style:parent-style-name="DefaultParagraphFont" style:family="text">
      <style:text-properties fo:background-color="#FFFFFF"/>
    </style:style>
    <style:style style:name="T47" style:parent-style-name="DefaultParagraphFont" style:family="text">
      <style:text-properties fo:background-color="#FFFFFF"/>
    </style:style>
    <style:style style:name="P48" style:parent-style-name="NoSpacing" style:family="paragraph">
      <style:text-properties fo:language="en" fo:country="GB" style:language-asian="en" style:country-asian="GB"/>
    </style:style>
    <style:style style:name="P49" style:parent-style-name="NoSpacing" style:family="paragraph"/>
    <style:style style:name="T50" style:parent-style-name="DefaultParagraphFont" style:family="text">
      <style:text-properties fo:background-color="#FFFFFF"/>
    </style:style>
    <style:style style:name="T51" style:parent-style-name="DefaultParagraphFont" style:family="text">
      <style:text-properties fo:background-color="#FFFFFF"/>
    </style:style>
    <style:style style:name="P52" style:parent-style-name="NoSpacing" style:family="paragraph">
      <style:text-properties fo:background-color="#FFFFFF"/>
    </style:style>
    <style:style style:family="graphic" style:name="a10">
      <style:graphic-properties style:wrap="run-through" style:run-through="foreground" style:writing-mode="lr-tb" style:horizontal-rel="char" style:vertical-rel="line" style:horizontal-pos="from-left" style:vertical-pos="from-top"/>
    </style:style>
    <style:style style:family="graphic" style:name="a0">
      <style:graphic-properties style:writing-mode="lr-tb" draw:fill="none" draw:stroke="solid" svg:stroke-width="0.02778in" svg:stroke-color="#3d6696" svg:stroke-opacity="100%" draw:stroke-linejoin="round"/>
      <style:paragraph-properties/>
    </style:style>
    <style:style style:family="graphic" style:name="a1">
      <style:graphic-properties style:writing-mode="lr-tb" draw:fill="none" draw:stroke="solid" svg:stroke-width="0.02778in" svg:stroke-color="#3d6696" svg:stroke-opacity="100%" draw:stroke-linejoin="round"/>
      <style:paragraph-properties/>
    </style:style>
    <style:style style:family="graphic" style:name="a2">
      <style:graphic-properties style:writing-mode="lr-tb" draw:fill="none" draw:stroke="solid" svg:stroke-width="0.02778in" svg:stroke-color="#3d6696" svg:stroke-opacity="100%" draw:stroke-linejoin="round"/>
      <style:paragraph-properties/>
    </style:style>
    <style:style style:family="graphic" style:name="a3">
      <style:graphic-properties style:writing-mode="lr-tb" draw:fill="solid" draw:fill-color="#4f81bd" draw:opacity="100%" draw:stroke="solid" svg:stroke-width="0.02778in" svg:stroke-color="#ffffff" svg:stroke-opacity="100%" draw:stroke-linejoin="round"/>
      <style:paragraph-properties/>
    </style:style>
    <style:style style:family="graphic" style:name="a4">
      <style:graphic-properties fo:min-width="1.00903in" fo:min-height="1.00903in" fo:wrap-option="wrap" fo:padding-top="0.15262in" fo:padding-bottom="0.15262in" fo:padding-left="0.15262in" fo:padding-right="0.15262in" draw:textarea-vertical-align="middle" style:writing-mode="lr-tb" draw:fill="solid" draw:fill-color="#4f81bd" draw:opacity="100%" draw:stroke="solid" svg:stroke-width="0.02778in" svg:stroke-color="#ffffff" svg:stroke-opacity="100%" draw:stroke-linejoin="miter" draw:auto-grow-width="false" draw:auto-grow-height="false"/>
      <style:paragraph-properties/>
    </style:style>
    <style:style style:family="graphic" style:name="a5">
      <style:graphic-properties fo:min-width="1.00903in" fo:min-height="1.51319in" fo:wrap-option="wrap" fo:padding-top="0in" fo:padding-bottom="0in" fo:padding-left="0in" fo:padding-right="0in" draw:textarea-vertical-align="middle" style:writing-mode="lr-tb" draw:fill="none" draw:stroke="none" draw:auto-grow-width="false" draw:auto-grow-height="false"/>
      <style:paragraph-properties/>
    </style:style>
    <style:style style:family="graphic" style:name="a6">
      <style:graphic-properties fo:min-width="1.00833in" fo:min-height="1.00903in" fo:wrap-option="wrap" fo:padding-top="0.15262in" fo:padding-bottom="0.15262in" fo:padding-left="0.15262in" fo:padding-right="0.15262in" draw:textarea-vertical-align="middle" style:writing-mode="lr-tb" draw:fill="solid" draw:fill-color="#4f81bd" draw:opacity="100%" draw:stroke="solid" svg:stroke-width="0.02778in" svg:stroke-color="#ffffff" svg:stroke-opacity="100%" draw:stroke-linejoin="miter" draw:auto-grow-width="false" draw:auto-grow-height="false"/>
      <style:paragraph-properties/>
    </style:style>
    <style:style style:family="graphic" style:name="a7">
      <style:graphic-properties fo:min-width="1.00833in" fo:min-height="1.51389in" fo:wrap-option="wrap" fo:padding-top="0in" fo:padding-bottom="0in" fo:padding-left="0in" fo:padding-right="0in" draw:textarea-vertical-align="middle" style:writing-mode="lr-tb" draw:fill="none" draw:stroke="none" draw:auto-grow-width="false" draw:auto-grow-height="false"/>
      <style:paragraph-properties/>
    </style:style>
    <style:style style:family="graphic" style:name="a8">
      <style:graphic-properties fo:min-width="1.00903in" fo:min-height="1.00903in" fo:wrap-option="wrap" fo:padding-top="0.15262in" fo:padding-bottom="0.15262in" fo:padding-left="0.15262in" fo:padding-right="0.15262in" draw:textarea-vertical-align="middle" style:writing-mode="lr-tb" draw:fill="solid" draw:fill-color="#4f81bd" draw:opacity="100%" draw:stroke="solid" svg:stroke-width="0.02778in" svg:stroke-color="#ffffff" svg:stroke-opacity="100%" draw:stroke-linejoin="miter" draw:auto-grow-width="false" draw:auto-grow-height="false"/>
      <style:paragraph-properties/>
    </style:style>
    <style:style style:family="graphic" style:name="a9">
      <style:graphic-properties fo:min-width="1.00903in" fo:min-height="1.51319in" fo:wrap-option="wrap" fo:padding-top="0in" fo:padding-bottom="0in" fo:padding-left="0in" fo:padding-right="0in" draw:textarea-vertical-align="middle" style:writing-mode="lr-tb" draw:fill="none" draw:stroke="none" draw:auto-grow-width="false" draw:auto-grow-height="false"/>
      <style:paragraph-properties/>
    </style:style>
  </office:automatic-styles>
  <office:body>
    <office:text text:use-soft-page-breaks="true">
      <text:p text:style-name="P1">What is verbal communication?</text:p>
      <text:p text:style-name="P2">Verbal communication involves any type of communication that includes words, spoken, written or signed. The conversation you might have with a student or<text:s/>colleague in the hallway, the morning talk shows or the websites we read in the morning; even a text message to a friend is a form of verbal communication. Our ability to communicate with language is based on the organisation of a system of words as opposed to merely sounds; is what has allowed our civilisation to develop to the modern age. Now, not only do we have language, but we also have technology, which allows us to send communications across incredible distances, even out of our solar system!</text:p>
      <text:p text:style-name="NoSpacing"/>
      <text:p text:style-name="Normal"><text:span text:style-name="T3"><draw:g draw:z-index="0" draw:name="Diagram 1" draw:id="id10" draw:style-name="a10" text:anchor-type="as-char"><svg:desc/><draw:custom-shape svg:width="0.53056in" svg:height="0.05556in" draw:z-index="251660288" draw:id="id0" draw:style-name="a0" draw:transform="translate(-0.26528in -0.02778in) rotate(-0.74524) translate(1.62431in 2.47222in)" draw:name="Freeform 4"><svg:desc/><draw:enhanced-geometry draw:type="non-primitive" svg:viewBox="0 0 485144 50449" draw:enhanced-path="M 0 25224 L 485144 25224 N" draw:text-areas="?f22 ?f18 ?f19 ?f25" draw:glue-points="?f17 ?f18 ?f19 ?f20 ?f17 ?f21 ?f22 ?f20 ?f17 ?f18 ?f19 ?f23 ?f17 ?f24 ?f22 ?f23" draw:glue-point-leaving-directions="-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5144"/><draw:equation draw:name="f7" draw:formula="?f4 / 50449"/><draw:equation draw:name="f8" draw:formula="242572 * ?f5 / 485144"/><draw:equation draw:name="f9" draw:formula="0 * ?f4 / 50449"/><draw:equation draw:name="f10" draw:formula="485144 * ?f5 / 485144"/><draw:equation draw:name="f11" draw:formula="25402 * ?f4 / 50449"/><draw:equation draw:name="f12" draw:formula="50804 * ?f4 / 50449"/><draw:equation draw:name="f13" draw:formula="0 * ?f5 / 485144"/><draw:equation draw:name="f14" draw:formula="25401 * ?f4 / 50449"/><draw:equation draw:name="f15" draw:formula="50802 * ?f4 / 50449"/><draw:equation draw:name="f16" draw:formula="50449 * ?f4 / 50449"/><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7"/><draw:equation draw:name="f25" draw:formula="?f16 / ?f7"/></draw:enhanced-geometry></draw:custom-shape><draw:custom-shape svg:x="1.42986in" svg:y="1.72153in" svg:width="0.58958in" svg:height="0.05556in" draw:z-index="251660288" draw:id="id1" draw:style-name="a1" draw:name="Freeform 5"><svg:desc/><draw:enhanced-geometry draw:type="non-primitive" svg:viewBox="0 0 539310 50449" draw:enhanced-path="M 0 25224 L 539310 25224 N" draw:text-areas="?f25 ?f21 ?f30 ?f31" draw:glue-points="?f20 ?f21 ?f22 ?f23 ?f20 ?f24 ?f25 ?f23 ?f26 ?f21 ?f27 ?f28 ?f26 ?f29 ?f25 ?f28" draw:glue-point-leaving-directions="-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9310"/><draw:equation draw:name="f7" draw:formula="?f4 / 50449"/><draw:equation draw:name="f8" draw:formula="269556 * ?f5 / 539310"/><draw:equation draw:name="f9" draw:formula="0 * ?f4 / 50449"/><draw:equation draw:name="f10" draw:formula="539111 * ?f5 / 539310"/><draw:equation draw:name="f11" draw:formula="25402 * ?f4 / 50449"/><draw:equation draw:name="f12" draw:formula="50804 * ?f4 / 50449"/><draw:equation draw:name="f13" draw:formula="0 * ?f5 / 539310"/><draw:equation draw:name="f14" draw:formula="269557 * ?f5 / 539310"/><draw:equation draw:name="f15" draw:formula="539114 * ?f5 / 539310"/><draw:equation draw:name="f16" draw:formula="25401 * ?f4 / 50449"/><draw:equation draw:name="f17" draw:formula="50802 * ?f4 / 50449"/><draw:equation draw:name="f18" draw:formula="539310 * ?f5 / 539310"/><draw:equation draw:name="f19" draw:formula="50449 * ?f4 / 50449"/><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6"/><draw:equation draw:name="f28" draw:formula="?f16 / ?f7"/><draw:equation draw:name="f29" draw:formula="?f17 / ?f7"/><draw:equation draw:name="f30" draw:formula="?f18 / ?f6"/><draw:equation draw:name="f31" draw:formula="?f19 / ?f7"/></draw:enhanced-geometry></draw:custom-shape><draw:custom-shape svg:width="0.53056in" svg:height="0.05556in" draw:z-index="251660288" draw:id="id2" draw:style-name="a2" draw:transform="translate(-0.26528in -0.02778in) rotate(-0.74525) translate(1.62431in 1.02639in)" draw:name="Freeform 6"><svg:desc/><draw:enhanced-geometry draw:type="non-primitive" svg:viewBox="0 0 485144 50449" draw:enhanced-path="M 0 25224 L 485144 25224 N" draw:text-areas="?f22 ?f18 ?f19 ?f25" draw:glue-points="?f17 ?f18 ?f19 ?f20 ?f17 ?f21 ?f22 ?f20 ?f17 ?f18 ?f19 ?f23 ?f17 ?f24 ?f22 ?f23" draw:glue-point-leaving-directions="-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5144"/><draw:equation draw:name="f7" draw:formula="?f4 / 50449"/><draw:equation draw:name="f8" draw:formula="242572 * ?f5 / 485144"/><draw:equation draw:name="f9" draw:formula="0 * ?f4 / 50449"/><draw:equation draw:name="f10" draw:formula="485144 * ?f5 / 485144"/><draw:equation draw:name="f11" draw:formula="25402 * ?f4 / 50449"/><draw:equation draw:name="f12" draw:formula="50804 * ?f4 / 50449"/><draw:equation draw:name="f13" draw:formula="0 * ?f5 / 485144"/><draw:equation draw:name="f14" draw:formula="25401 * ?f4 / 50449"/><draw:equation draw:name="f15" draw:formula="50802 * ?f4 / 50449"/><draw:equation draw:name="f16" draw:formula="50449 * ?f4 / 50449"/><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7"/><draw:equation draw:name="f25" draw:formula="?f16 / ?f7"/></draw:enhanced-geometry></draw:custom-shape><draw:custom-shape svg:x="0in" svg:y="0.90833in" svg:width="1.68194in" svg:height="1.68194in" draw:z-index="251660288" draw:id="id3" draw:style-name="a3" draw:name="Freeform 7"><svg:desc/><draw:enhanced-geometry draw:type="non-primitive" svg:viewBox="0 0 1537691 1537691" draw:enhanced-path="M 0 768846 L 0 768846 C 0 344224 344224 0 768846 1 768846 1 768846 1 768846 1 1193468 1 1537692 344225 1537692 768847 1537692 768847 1537691 768847 1537691 768847 L 1537692 768848 C 1537692 1193469 1193467 1537693 768846 1537694 344224 1537694 0 1193469 0 768848 -1 768847 0 768847 0 768847 Z N" draw:text-areas="?f32 ?f34 ?f33 ?f35" draw:glue-points="?f22 ?f23 ?f24 ?f25 ?f22 ?f26 ?f27 ?f25 ?f22 ?f23 ?f24 ?f25 ?f22 ?f26 ?f27 ?f25 ?f28 ?f29 ?f28 ?f30 ?f31 ?f30 ?f31 ?f29" draw:glue-point-leaving-directions="-360.0001, -90, -180, -270, -360.0001, -90, -180, -270, -360.0001, -180, -18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7691"/><draw:equation draw:name="f7" draw:formula="?f4 / 1537691"/><draw:equation draw:name="f8" draw:formula="768983 * ?f5 / 1537691"/><draw:equation draw:name="f9" draw:formula="0 * ?f4 / 1537691"/><draw:equation draw:name="f10" draw:formula="1537965 * ?f5 / 1537691"/><draw:equation draw:name="f11" draw:formula="768983 * ?f4 / 1537691"/><draw:equation draw:name="f12" draw:formula="1537965 * ?f4 / 1537691"/><draw:equation draw:name="f13" draw:formula="0 * ?f5 / 1537691"/><draw:equation draw:name="f14" draw:formula="225230 * ?f5 / 1537691"/><draw:equation draw:name="f15" draw:formula="225229 * ?f4 / 1537691"/><draw:equation draw:name="f16" draw:formula="1312736 * ?f4 / 1537691"/><draw:equation draw:name="f17" draw:formula="1312735 * ?f5 / 1537691"/><draw:equation draw:name="f18" draw:formula="225190 * ?f5 / 1537691"/><draw:equation draw:name="f19" draw:formula="225189 * ?f4 / 1537691"/><draw:equation draw:name="f20" draw:formula="1312501 * ?f5 / 1537691"/><draw:equation draw:name="f21" draw:formula="1312502 * ?f4 / 1537691"/><draw:equation draw:name="f22" draw:formula="?f8 / ?f6"/><draw:equation draw:name="f23" draw:formula="?f9 / ?f7"/><draw:equation draw:name="f24" draw:formula="?f10 / ?f6"/><draw:equation draw:name="f25" draw:formula="?f11 / ?f7"/><draw:equation draw:name="f26" draw:formula="?f12 / ?f7"/><draw:equation draw:name="f27" draw:formula="?f13 / ?f6"/><draw:equation draw:name="f28" draw:formula="?f14 / ?f6"/><draw:equation draw:name="f29" draw:formula="?f15 / ?f7"/><draw:equation draw:name="f30" draw:formula="?f16 / ?f7"/><draw:equation draw:name="f31" draw:formula="?f17 / ?f6"/><draw:equation draw:name="f32" draw:formula="?f18 / ?f6"/><draw:equation draw:name="f33" draw:formula="?f20 / ?f6"/><draw:equation draw:name="f34" draw:formula="?f19 / ?f7"/><draw:equation draw:name="f35" draw:formula="?f21 / ?f7"/></draw:enhanced-geometry></draw:custom-shape><draw:custom-shape svg:x="1.68611in" svg:y="0in" svg:width="1.00903in" svg:height="1.00903in" draw:z-index="251660288" draw:id="id4" draw:style-name="a4" draw:name="AutoShape 8"><svg:desc/><text:p text:style-name="P4"><text:span text:style-name="T5">Ve</text:span><text:span text:style-name="T6">rbal Communication</text:span></text:p><draw:enhanced-geometry draw:type="non-primitive" svg:viewBox="0 0 922615 922615" draw:enhanced-path="M 0 461308 C 0 338961 48602 221626 135114 135114 221626 48602 338962 0 461308 0 583655 0 700990 48602 787502 135114 874014 221626 922616 338962 922616 461308 922616 583655 874014 700990 787502 787502 700990 874014 583654 922616 461308 922616 338961 922616 221626 874014 135114 787502 48602 700990 0 583654 0 461308 Z N" draw:text-areas="?f31 ?f27 ?f42 ?f43" draw:glue-points="?f26 ?f27 ?f28 ?f29 ?f26 ?f30 ?f31 ?f29 ?f32 ?f27 ?f33 ?f34 ?f32 ?f35 ?f31 ?f34 ?f31 ?f34 ?f36 ?f37 ?f32 ?f27 ?f38 ?f37 ?f39 ?f34 ?f38 ?f40 ?f32 ?f41 ?f36 ?f40 ?f31 ?f34" draw:glue-point-leaving-directions="-360.0001, -90, -180, -270, -360.0001, -90, -180, -27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2615"/><draw:equation draw:name="f7" draw:formula="?f4 / 922615"/><draw:equation draw:name="f8" draw:formula="461329 * ?f5 / 922615"/><draw:equation draw:name="f9" draw:formula="0 * ?f4 / 922615"/><draw:equation draw:name="f10" draw:formula="922657 * ?f5 / 922615"/><draw:equation draw:name="f11" draw:formula="461329 * ?f4 / 922615"/><draw:equation draw:name="f12" draw:formula="922657 * ?f4 / 922615"/><draw:equation draw:name="f13" draw:formula="0 * ?f5 / 922615"/><draw:equation draw:name="f14" draw:formula="461327 * ?f5 / 922615"/><draw:equation draw:name="f15" draw:formula="922653 * ?f5 / 922615"/><draw:equation draw:name="f16" draw:formula="461327 * ?f4 / 922615"/><draw:equation draw:name="f17" draw:formula="922653 * ?f4 / 922615"/><draw:equation draw:name="f18" draw:formula="135119 * ?f5 / 922615"/><draw:equation draw:name="f19" draw:formula="135119 * ?f4 / 922615"/><draw:equation draw:name="f20" draw:formula="787535 * ?f5 / 922615"/><draw:equation draw:name="f21" draw:formula="922654 * ?f5 / 922615"/><draw:equation draw:name="f22" draw:formula="787535 * ?f4 / 922615"/><draw:equation draw:name="f23" draw:formula="922654 * ?f4 / 922615"/><draw:equation draw:name="f24" draw:formula="922615 * ?f5 / 922615"/><draw:equation draw:name="f25" draw:formula="922615 * ?f4 / 922615"/><draw:equation draw:name="f26" draw:formula="?f8 / ?f6"/><draw:equation draw:name="f27" draw:formula="?f9 / ?f7"/><draw:equation draw:name="f28" draw:formula="?f10 / ?f6"/><draw:equation draw:name="f29" draw:formula="?f11 / ?f7"/><draw:equation draw:name="f30" draw:formula="?f12 / ?f7"/><draw:equation draw:name="f31" draw:formula="?f13 / ?f6"/><draw:equation draw:name="f32" draw:formula="?f14 / ?f6"/><draw:equation draw:name="f33" draw:formula="?f15 / ?f6"/><draw:equation draw:name="f34" draw:formula="?f16 / ?f7"/><draw:equation draw:name="f35" draw:formula="?f17 / ?f7"/><draw:equation draw:name="f36" draw:formula="?f18 / ?f6"/><draw:equation draw:name="f37" draw:formula="?f19 / ?f7"/><draw:equation draw:name="f38" draw:formula="?f20 / ?f6"/><draw:equation draw:name="f39" draw:formula="?f21 / ?f6"/><draw:equation draw:name="f40" draw:formula="?f22 / ?f7"/><draw:equation draw:name="f41" draw:formula="?f23 / ?f7"/><draw:equation draw:name="f42" draw:formula="?f24 / ?f6"/><draw:equation draw:name="f43" draw:formula="?f25 / ?f7"/></draw:enhanced-geometry></draw:custom-shape><draw:custom-shape svg:x="2.79583in" svg:y="0in" svg:width="1.51319in" svg:height="1.00903in" draw:z-index="251660288" draw:id="id5" draw:style-name="a5" draw:name="AutoShape 9"><svg:desc/><text:list text:style-name="LFO1" text:continue-numbering="true"><text:list-item><text:list><text:list-item><text:p text:style-name="P7"><text:span text:style-name="T8">Any type of communication that includes words, spoken, written or signed.</text:span></text:p></text:list-item></text:list></text:list-item></text:list><text:list text:style-name="LFO2" text:continue-numbering="true"><text:list-item><text:list><text:list-item><text:p text:style-name="P9"><text:span text:style-name="T10">e.g. conversation with a student or colleague in the hallway, morning talk shows or the websites we read in the morning.</text:span></text:p></text:list-item></text:list></text:list-item></text:list><text:list text:style-name="LFO3" text:continue-numbering="true"><text:list-item><text:list><text:list-item><text:p text:style-name="P11"><text:span text:style-name="T12">Language, an organised system of words h</text:span><text:span text:style-name="T13">as allowed our civilisation to develop to more advanced <text:s/>techologies.</text:span></text:p></text:list-item></text:list></text:list-item></text:list><draw:enhanced-geometry draw:type="non-primitive" svg:viewBox="0 0 1383922 922615" draw:enhanced-path="M 0 0 L 1383922 0 1383922 922615 0 922615 0 0 Z N" draw:text-areas="?f25 ?f21 ?f30 ?f31" draw:glue-points="?f20 ?f21 ?f22 ?f23 ?f20 ?f24 ?f25 ?f23 ?f26 ?f21 ?f27 ?f28 ?f26 ?f29 ?f25 ?f28 ?f25 ?f21 ?f27 ?f21 ?f27 ?f29 ?f25 ?f29 ?f25 ?f21" draw:glue-point-leaving-directions="-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3922"/><draw:equation draw:name="f7" draw:formula="?f4 / 922615"/><draw:equation draw:name="f8" draw:formula="691830 * ?f5 / 1383922"/><draw:equation draw:name="f9" draw:formula="0 * ?f4 / 922615"/><draw:equation draw:name="f10" draw:formula="1383660 * ?f5 / 1383922"/><draw:equation draw:name="f11" draw:formula="461329 * ?f4 / 922615"/><draw:equation draw:name="f12" draw:formula="922657 * ?f4 / 922615"/><draw:equation draw:name="f13" draw:formula="0 * ?f5 / 1383922"/><draw:equation draw:name="f14" draw:formula="691832 * ?f5 / 1383922"/><draw:equation draw:name="f15" draw:formula="1383664 * ?f5 / 1383922"/><draw:equation draw:name="f16" draw:formula="461327 * ?f4 / 922615"/><draw:equation draw:name="f17" draw:formula="922653 * ?f4 / 922615"/><draw:equation draw:name="f18" draw:formula="1383922 * ?f5 / 1383922"/><draw:equation draw:name="f19" draw:formula="922615 * ?f4 / 922615"/><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6"/><draw:equation draw:name="f28" draw:formula="?f16 / ?f7"/><draw:equation draw:name="f29" draw:formula="?f17 / ?f7"/><draw:equation draw:name="f30" draw:formula="?f18 / ?f6"/><draw:equation draw:name="f31" draw:formula="?f19 / ?f7"/></draw:enhanced-geometry></draw:custom-shape><draw:custom-shape svg:x="2.01944in" svg:y="1.24514in" svg:width="1.00903in" svg:height="1.00833in" draw:z-index="251660288" draw:id="id6" draw:style-name="a6" draw:name="AutoShape 10"><svg:desc/><text:p text:style-name="P14">Non-verbal Communication</text:p><draw:enhanced-geometry draw:type="non-primitive" svg:viewBox="0 0 922615 922615" draw:enhanced-path="M 0 461308 C 0 338961 48602 221626 135114 135114 221626 48602 338962 0 461308 0 583655 0 700990 48602 787502 135114 874014 221626 922616 338962 922616 461308 922616 583655 874014 700990 787502 787502 700990 874014 583654 922616 461308 922616 338961 922616 221626 874014 135114 787502 48602 700990 0 583654 0 461308 Z N" draw:text-areas="?f31 ?f27 ?f42 ?f43" draw:glue-points="?f26 ?f27 ?f28 ?f29 ?f26 ?f30 ?f31 ?f29 ?f32 ?f27 ?f33 ?f34 ?f32 ?f35 ?f31 ?f34 ?f31 ?f34 ?f36 ?f37 ?f32 ?f27 ?f38 ?f37 ?f39 ?f34 ?f38 ?f40 ?f32 ?f41 ?f36 ?f40 ?f31 ?f34" draw:glue-point-leaving-directions="-360.0001, -90, -180, -270, -360.0001, -90, -180, -27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2615"/><draw:equation draw:name="f7" draw:formula="?f4 / 922615"/><draw:equation draw:name="f8" draw:formula="461329 * ?f5 / 922615"/><draw:equation draw:name="f9" draw:formula="0 * ?f4 / 922615"/><draw:equation draw:name="f10" draw:formula="922657 * ?f5 / 922615"/><draw:equation draw:name="f11" draw:formula="461008 * ?f4 / 922615"/><draw:equation draw:name="f12" draw:formula="922016 * ?f4 / 922615"/><draw:equation draw:name="f13" draw:formula="0 * ?f5 / 922615"/><draw:equation draw:name="f14" draw:formula="461327 * ?f5 / 922615"/><draw:equation draw:name="f15" draw:formula="922653 * ?f5 / 922615"/><draw:equation draw:name="f16" draw:formula="461007 * ?f4 / 922615"/><draw:equation draw:name="f17" draw:formula="922012 * ?f4 / 922615"/><draw:equation draw:name="f18" draw:formula="135119 * ?f5 / 922615"/><draw:equation draw:name="f19" draw:formula="135025 * ?f4 / 922615"/><draw:equation draw:name="f20" draw:formula="787535 * ?f5 / 922615"/><draw:equation draw:name="f21" draw:formula="922654 * ?f5 / 922615"/><draw:equation draw:name="f22" draw:formula="786988 * ?f4 / 922615"/><draw:equation draw:name="f23" draw:formula="922013 * ?f4 / 922615"/><draw:equation draw:name="f24" draw:formula="922615 * ?f5 / 922615"/><draw:equation draw:name="f25" draw:formula="922615 * ?f4 / 922615"/><draw:equation draw:name="f26" draw:formula="?f8 / ?f6"/><draw:equation draw:name="f27" draw:formula="?f9 / ?f7"/><draw:equation draw:name="f28" draw:formula="?f10 / ?f6"/><draw:equation draw:name="f29" draw:formula="?f11 / ?f7"/><draw:equation draw:name="f30" draw:formula="?f12 / ?f7"/><draw:equation draw:name="f31" draw:formula="?f13 / ?f6"/><draw:equation draw:name="f32" draw:formula="?f14 / ?f6"/><draw:equation draw:name="f33" draw:formula="?f15 / ?f6"/><draw:equation draw:name="f34" draw:formula="?f16 / ?f7"/><draw:equation draw:name="f35" draw:formula="?f17 / ?f7"/><draw:equation draw:name="f36" draw:formula="?f18 / ?f6"/><draw:equation draw:name="f37" draw:formula="?f19 / ?f7"/><draw:equation draw:name="f38" draw:formula="?f20 / ?f6"/><draw:equation draw:name="f39" draw:formula="?f21 / ?f6"/><draw:equation draw:name="f40" draw:formula="?f22 / ?f7"/><draw:equation draw:name="f41" draw:formula="?f23 / ?f7"/><draw:equation draw:name="f42" draw:formula="?f24 / ?f6"/><draw:equation draw:name="f43" draw:formula="?f25 / ?f7"/></draw:enhanced-geometry></draw:custom-shape><draw:custom-shape svg:x="3.12917in" svg:y="1.24514in" svg:width="1.51389in" svg:height="1.00833in" draw:z-index="251660288" draw:id="id7" draw:style-name="a7" draw:name="AutoShape 11"><svg:desc/><text:list text:style-name="LFO4" text:continue-numbering="true"><text:list-item><text:list><text:list-item><text:p text:style-name="P15">W<text:s/></text:p></text:list-item><text:list-item><text:p text:style-name="P16"/></text:list-item></text:list></text:list-item></text:list><text:list text:style-name="LFO5" text:continue-numbering="true"><text:list-item><text:list><text:list-item><text:p text:style-name="P17"/></text:list-item></text:list></text:list-item></text:list><draw:enhanced-geometry draw:type="non-primitive" svg:viewBox="0 0 1383922 922615" draw:enhanced-path="M 0 0 L 1383922 0 1383922 922615 0 922615 0 0 Z N" draw:text-areas="?f25 ?f21 ?f30 ?f31" draw:glue-points="?f20 ?f21 ?f22 ?f23 ?f20 ?f24 ?f25 ?f23 ?f26 ?f21 ?f27 ?f28 ?f26 ?f29 ?f25 ?f28 ?f25 ?f21 ?f27 ?f21 ?f27 ?f29 ?f25 ?f29 ?f25 ?f21" draw:glue-point-leaving-directions="-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3922"/><draw:equation draw:name="f7" draw:formula="?f4 / 922615"/><draw:equation draw:name="f8" draw:formula="692151 * ?f5 / 1383922"/><draw:equation draw:name="f9" draw:formula="0 * ?f4 / 922615"/><draw:equation draw:name="f10" draw:formula="1384301 * ?f5 / 1383922"/><draw:equation draw:name="f11" draw:formula="461008 * ?f4 / 922615"/><draw:equation draw:name="f12" draw:formula="922016 * ?f4 / 922615"/><draw:equation draw:name="f13" draw:formula="0 * ?f5 / 1383922"/><draw:equation draw:name="f14" draw:formula="692153 * ?f5 / 1383922"/><draw:equation draw:name="f15" draw:formula="1384305 * ?f5 / 1383922"/><draw:equation draw:name="f16" draw:formula="461007 * ?f4 / 922615"/><draw:equation draw:name="f17" draw:formula="922012 * ?f4 / 922615"/><draw:equation draw:name="f18" draw:formula="1383922 * ?f5 / 1383922"/><draw:equation draw:name="f19" draw:formula="922615 * ?f4 / 922615"/><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6"/><draw:equation draw:name="f28" draw:formula="?f16 / ?f7"/><draw:equation draw:name="f29" draw:formula="?f17 / ?f7"/><draw:equation draw:name="f30" draw:formula="?f18 / ?f6"/><draw:equation draw:name="f31" draw:formula="?f19 / ?f7"/></draw:enhanced-geometry></draw:custom-shape><draw:custom-shape svg:x="1.68611in" svg:y="2.48958in" svg:width="1.00903in" svg:height="1.00903in" draw:z-index="251660288" draw:id="id8" draw:style-name="a8" draw:name="AutoShape 12"><svg:desc/><text:p text:style-name="P18"/><draw:enhanced-geometry draw:type="non-primitive" svg:viewBox="0 0 922615 922615" draw:enhanced-path="M 0 461308 C 0 338961 48602 221626 135114 135114 221626 48602 338962 0 461308 0 583655 0 700990 48602 787502 135114 874014 221626 922616 338962 922616 461308 922616 583655 874014 700990 787502 787502 700990 874014 583654 922616 461308 922616 338961 922616 221626 874014 135114 787502 48602 700990 0 583654 0 461308 Z N" draw:text-areas="?f31 ?f27 ?f42 ?f43" draw:glue-points="?f26 ?f27 ?f28 ?f29 ?f26 ?f30 ?f31 ?f29 ?f32 ?f27 ?f33 ?f34 ?f32 ?f35 ?f31 ?f34 ?f31 ?f34 ?f36 ?f37 ?f32 ?f27 ?f38 ?f37 ?f39 ?f34 ?f38 ?f40 ?f32 ?f41 ?f36 ?f40 ?f31 ?f34" draw:glue-point-leaving-directions="-360.0001, -90, -180, -270, -360.0001, -90, -180, -27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2615"/><draw:equation draw:name="f7" draw:formula="?f4 / 922615"/><draw:equation draw:name="f8" draw:formula="461329 * ?f5 / 922615"/><draw:equation draw:name="f9" draw:formula="0 * ?f4 / 922615"/><draw:equation draw:name="f10" draw:formula="922657 * ?f5 / 922615"/><draw:equation draw:name="f11" draw:formula="461329 * ?f4 / 922615"/><draw:equation draw:name="f12" draw:formula="922657 * ?f4 / 922615"/><draw:equation draw:name="f13" draw:formula="0 * ?f5 / 922615"/><draw:equation draw:name="f14" draw:formula="461327 * ?f5 / 922615"/><draw:equation draw:name="f15" draw:formula="922653 * ?f5 / 922615"/><draw:equation draw:name="f16" draw:formula="461327 * ?f4 / 922615"/><draw:equation draw:name="f17" draw:formula="922653 * ?f4 / 922615"/><draw:equation draw:name="f18" draw:formula="135119 * ?f5 / 922615"/><draw:equation draw:name="f19" draw:formula="135119 * ?f4 / 922615"/><draw:equation draw:name="f20" draw:formula="787535 * ?f5 / 922615"/><draw:equation draw:name="f21" draw:formula="922654 * ?f5 / 922615"/><draw:equation draw:name="f22" draw:formula="787535 * ?f4 / 922615"/><draw:equation draw:name="f23" draw:formula="922654 * ?f4 / 922615"/><draw:equation draw:name="f24" draw:formula="922615 * ?f5 / 922615"/><draw:equation draw:name="f25" draw:formula="922615 * ?f4 / 922615"/><draw:equation draw:name="f26" draw:formula="?f8 / ?f6"/><draw:equation draw:name="f27" draw:formula="?f9 / ?f7"/><draw:equation draw:name="f28" draw:formula="?f10 / ?f6"/><draw:equation draw:name="f29" draw:formula="?f11 / ?f7"/><draw:equation draw:name="f30" draw:formula="?f12 / ?f7"/><draw:equation draw:name="f31" draw:formula="?f13 / ?f6"/><draw:equation draw:name="f32" draw:formula="?f14 / ?f6"/><draw:equation draw:name="f33" draw:formula="?f15 / ?f6"/><draw:equation draw:name="f34" draw:formula="?f16 / ?f7"/><draw:equation draw:name="f35" draw:formula="?f17 / ?f7"/><draw:equation draw:name="f36" draw:formula="?f18 / ?f6"/><draw:equation draw:name="f37" draw:formula="?f19 / ?f7"/><draw:equation draw:name="f38" draw:formula="?f20 / ?f6"/><draw:equation draw:name="f39" draw:formula="?f21 / ?f6"/><draw:equation draw:name="f40" draw:formula="?f22 / ?f7"/><draw:equation draw:name="f41" draw:formula="?f23 / ?f7"/><draw:equation draw:name="f42" draw:formula="?f24 / ?f6"/><draw:equation draw:name="f43" draw:formula="?f25 / ?f7"/></draw:enhanced-geometry></draw:custom-shape><draw:custom-shape svg:x="2.79583in" svg:y="2.48958in" svg:width="1.51319in" svg:height="1.00903in" draw:z-index="251660288" draw:id="id9" draw:style-name="a9" draw:name="AutoShape 13"><svg:desc/><text:list text:style-name="LFO6" text:continue-numbering="true"><text:list-item><text:list><text:list-item><text:p text:style-name="P19"/></text:list-item></text:list></text:list-item></text:list><text:list text:style-name="LFO7" text:continue-numbering="true"><text:list-item><text:list><text:list-item><text:p text:style-name="P20"/></text:list-item></text:list></text:list-item></text:list><draw:enhanced-geometry draw:type="non-primitive" svg:viewBox="0 0 1383922 922615" draw:enhanced-path="M 0 0 L 1383922 0 1383922 922615 0 922615 0 0 Z N" draw:text-areas="?f25 ?f21 ?f30 ?f31" draw:glue-points="?f20 ?f21 ?f22 ?f23 ?f20 ?f24 ?f25 ?f23 ?f26 ?f21 ?f27 ?f28 ?f26 ?f29 ?f25 ?f28 ?f25 ?f21 ?f27 ?f21 ?f27 ?f29 ?f25 ?f29 ?f25 ?f21" draw:glue-point-leaving-directions="-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3922"/><draw:equation draw:name="f7" draw:formula="?f4 / 922615"/><draw:equation draw:name="f8" draw:formula="691830 * ?f5 / 1383922"/><draw:equation draw:name="f9" draw:formula="0 * ?f4 / 922615"/><draw:equation draw:name="f10" draw:formula="1383660 * ?f5 / 1383922"/><draw:equation draw:name="f11" draw:formula="461329 * ?f4 / 922615"/><draw:equation draw:name="f12" draw:formula="922657 * ?f4 / 922615"/><draw:equation draw:name="f13" draw:formula="0 * ?f5 / 1383922"/><draw:equation draw:name="f14" draw:formula="691832 * ?f5 / 1383922"/><draw:equation draw:name="f15" draw:formula="1383664 * ?f5 / 1383922"/><draw:equation draw:name="f16" draw:formula="461327 * ?f4 / 922615"/><draw:equation draw:name="f17" draw:formula="922653 * ?f4 / 922615"/><draw:equation draw:name="f18" draw:formula="1383922 * ?f5 / 1383922"/><draw:equation draw:name="f19" draw:formula="922615 * ?f4 / 922615"/><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6"/><draw:equation draw:name="f28" draw:formula="?f16 / ?f7"/><draw:equation draw:name="f29" draw:formula="?f17 / ?f7"/><draw:equation draw:name="f30" draw:formula="?f18 / ?f6"/><draw:equation draw:name="f31" draw:formula="?f19 / ?f7"/></draw:enhanced-geometry></draw:custom-shape></draw:g></text:span></text:p>
      <text:p text:style-name="P21">Why is Verbal Communication Important?</text:p>
      <text:p text:style-name="P22">We use verbal communication to inform others of our needs and desires, or to impart knowledge to others. It has allowed us to develop our collective knowledge to point where we improve the lives of our offspring like no species before us.</text:p>
      <text:p text:style-name="P23"/>
      <text:p text:style-name="P24">Furthermore, verbal communication allows people to persuade, to apologise or to provide deeper meaning and build relationships.<text:s/></text:p>
      <text:p text:style-name="NoSpacing"/>
      <text:p text:style-name="NoSpacing">What is Non-Verbal Communication?</text:p>
      <text:p text:style-name="NoSpacing">As verbal communication is the way we communicate using words, non-verbal communication involves any communication efforts we make that don’t use words to directly influence people. Instead non-verbal communication affects people’s perceptions and opinions in a subtle but still significant way. Non-verbal communication includes body language, gestures, facial expressions, eye contact and posture.<text:s/></text:p>
      <text:p text:style-name="NoSpacing"/>
      <text:p text:style-name="NoSpacing">Touch is a non-verbal communication that not only demonstrates a person’s feelings or level of comfort but illustrates personality characteristics as well. A firm handshake or friendly hug indicates something very different to a pat on the head or a bashful handshake does.</text:p>
      <text:p text:style-name="NoSpacing"/>
      <text:p text:style-name="NoSpacing">The sound of our voice: from pitch, tone to volume; are also forms of non-verbal communication. In fact, the meaning behind words is often entirely different than the actual translation, as can be demonstrated by sarcasm, irony and parody.<text:s/></text:p>
      <text:soft-page-break/>
      <text:p text:style-name="NoSpacing">Why is Non-Verbal Communication Important?</text:p>
      <text:p text:style-name="NoSpacing">Non-verbal communication is vital to express emotions, communicate interpersonal relationships, support verbal interaction or to reflect personality.<text:s/>With it, we can reinforce, contradict, substitute, complement or emphasise our verbal communication all with the simple use of non-verbal communiqués.<text:s/></text:p>
      <text:p text:style-name="P25"/>
      <text:p text:style-name="P26">Feedback</text:p>
      <text:p text:style-name="Normal">Explain the purpose of using feedback<text:s/></text:p>
      <text:p text:style-name="Normal">Evaluate<text:s/>different ways of getting feedback.</text:p>
      <text:p text:style-name="Normal"/>
      <text:p text:style-name="NoSpacing"><text:span text:style-name="T27">The purpose of feedback is to provide information and observations about a performance, a paper or another project.</text:span><text:span text:style-name="T28"> </text:span><text:span text:style-name="T29">Teachers and employers provide feedback to students and employees to help them improve in the future.</text:span></text:p>
      <text:p text:style-name="P30"/>
      <text:p text:style-name="P31">Feedback differs from advice. Quality feedback simply lists negative and positive observations about the work. The person receiving the feedback decides how to use the information. On the other hand, advice involves giving specific suggestions on how to improve. Effective feedback is consistent to let the receiver know exactly which behaviors are desired and which are unwanted. It also includes questions or other interactions with the receiver to ensure that the feedback was properly understood.</text:p>
      <text:p text:style-name="P32"/>
      <text:list text:style-name="LFO8" text:continue-numbering="true">
        <text:list-item>
          <text:p text:style-name="P33">Surveys</text:p>
        </text:list-item>
      </text:list>
      <text:list text:style-name="LFO9" text:continue-numbering="true">
        <text:list-item>
          <text:p text:style-name="P34"><text:span text:style-name="T35">Su</text:span><text:span text:style-name="T36">rveys are the bread and butter for getting feedback. They’re easy to set up, easy to send out, easy to analyze, and scale very well. What’s not to like?</text:span></text:p>
        </text:list-item>
      </text:list>
      <text:list text:style-name="LFO8" text:continue-numbering="true">
        <text:list-item>
          <text:p text:style-name="P37">Feedback boxes</text:p>
        </text:list-item>
      </text:list>
      <text:list text:style-name="LFO9" text:continue-numbering="true">
        <text:list-item>
          <text:p text:style-name="P38"><text:span text:style-name="T39">Do you have a structured process for receiving feedback from your customers? Well, you s</text:span><text:span text:style-name="T40">hould.</text:span></text:p>
        </text:list-item>
      </text:list>
      <text:list text:style-name="LFO8" text:continue-numbering="true">
        <text:list-item>
          <text:p text:style-name="P41">Reach out directly</text:p>
        </text:list-item>
      </text:list>
      <text:list text:style-name="LFO9" text:continue-numbering="true">
        <text:list-item>
          <text:p text:style-name="P42"><text:span text:style-name="T43">This is one of my favorites. It’s also one of the most undervalued. If you want to truly understand somebody, you really need to go talk to them.</text:span></text:p>
        </text:list-item>
      </text:list>
      <text:list text:style-name="LFO8" text:continue-numbering="true">
        <text:list-item>
          <text:p text:style-name="P44">User activity</text:p>
        </text:list-item>
      </text:list>
      <text:list text:style-name="LFO9" text:continue-numbering="true">
        <text:list-item>
          <text:p text:style-name="P45"><text:span text:style-name="T46">Wouldn’t it be nice to know which features and which sections of your<text:s/></text:span><text:span text:style-name="T47">site people are actually using? And how often? Sure, we can use web analytics products to get a sense of what the total usage is like. But what does an individual use?</text:span></text:p>
        </text:list-item>
      </text:list>
      <text:list text:style-name="LFO8" text:continue-numbering="true">
        <text:list-item>
          <text:p text:style-name="P48">Usability Tests</text:p>
        </text:list-item>
      </text:list>
      <text:list text:style-name="LFO9" text:continue-numbering="true">
        <text:list-item>
          <text:p text:style-name="P49"><text:span text:style-name="T50">What if you could watch someone use your product or website? You’ll see<text:s/></text:span><text:span text:style-name="T51">what sections they’re drawn to, what catches their eye, and where they get confused. That kind of information is invaluable.</text:span></text:p>
        </text:list-item>
      </text:list>
      <text:p text:style-name="P52"/>
      <text:p text:style-name="NoSpacing"/>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fo:language="en" fo:country="GB" style:language-asian="en" style:country-asian="GB" fo:hyphenate="false"/>
    </style:style>
    <style:style style:name="Normal" style:display-name="Normal" style:family="paragraph">
      <style:text-properties fo:language="en" fo:country="IE"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language="en" fo:country="IE"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en" fo:country="IE"/>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GB" style:language-asian="en" style:country-asian="GB" fo:hyphenate="false"/>
    </style:style>
    <style:style style:name="apple-converted-space" style:display-name="apple-converted-space" style:family="text" style:parent-style-name="DefaultParagraphFont"/>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8LVL2" style:family="text">
      <style:text-properties style:font-name="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2">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3">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4">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5">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6">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7">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8">
      <text:list-level-style-number text:level="1" style:num-suffix="." style:num-format="1">
        <style:list-level-properties text:space-before="0.25in" text:min-label-width="0.25in"/>
      </text:list-level-style-number>
      <text:list-level-style-bullet text:level="2" text:style-name="WW_CharLFO8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bullet text:level="1" text:style-name="WW_CharLFO9LVL1" text:bullet-char="">
        <style:list-level-properties text:space-before="0.5in" text:min-label-width="0.25in"/>
        <style:text-properties style:font-name="Symbol"/>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User</meta:initial-creator>
    <dc:creator>User</dc:creator>
    <meta:creation-date>2015-10-01T14:03:00Z</meta:creation-date>
    <dc:date>2015-10-01T14:21:00Z</dc:date>
    <meta:template xlink:href="Normal.dotm" xlink:type="simple"/>
    <meta:editing-cycles>7</meta:editing-cycles>
    <meta:editing-duration>PT1200S</meta:editing-duration>
    <meta:document-statistic meta:page-count="2" meta:paragraph-count="8" meta:word-count="618" meta:character-count="4138" meta:row-count="29" meta:non-whitespace-character-count="3528"/>
  </office:meta>
</office:document-meta>
</file>